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1b06" officeooo:paragraph-rsid="00141b06"/>
    </style:style>
    <style:style style:name="P2" style:family="paragraph" style:parent-style-name="Standard" style:list-style-name="L1">
      <style:text-properties officeooo:rsid="00141b06" officeooo:paragraph-rsid="00141b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r contra no Heroku</text:p>
      <text:list xml:id="list5945444761557369333" text:style-name="L1">
        <text:list-item>
          <text:p text:style-name="P2">npm install -g heroku</text:p>
        </text:list-item>
        <text:list-item>
          <text:p text:style-name="P2">heroku login</text:p>
        </text:list-item>
        <text:list-item>
          <text:p text:style-name="P2">heroku create</text:p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2:38:07.621041677</meta:creation-date>
    <meta:editing-duration>PT41M6S</meta:editing-duration>
    <meta:editing-cycles>2</meta:editing-cycles>
    <meta:generator>LibreOffice/5.1.6.2$Linux_X86_64 LibreOffice_project/10m0$Build-2</meta:generator>
    <dc:date>2019-07-02T13:29:15.214884913</dc:date>
    <meta:document-statistic meta:table-count="0" meta:image-count="0" meta:object-count="0" meta:page-count="1" meta:paragraph-count="5" meta:word-count="16" meta:character-count="72" meta:non-whitespace-character-count="64"/>
  </office:meta>
</office:document-meta>
</file>